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A900000800E61F2FFE8DEFB43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24.36cm, 10.232cm, 10.039cm, 10.253cm)" style:mirror="none"/>
    </style:style>
    <style:style style:name="P1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cm" svg:height="13.181cm" svg:x="3.201cm" svg:y="6.15cm">
          <draw:image xlink:href="Pictures/10000001000005A900000800E61F2FFE8DEFB43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ool Mahidharia</meta:initial-creator>
    <meta:creation-date>2023-08-05T17:28:16.556645709</meta:creation-date>
    <meta:editing-cycles>1</meta:editing-cycles>
    <meta:editing-duration>PT27S</meta:editing-duration>
    <dc:date>2023-08-05T17:34:25.706318518</dc:date>
    <dc:creator>Anool Mahidharia</dc:creator>
    <meta:document-statistic meta:object-count="1"/>
    <meta:generator>LibreOffice/7.4.2.3$Linux_X86_64 LibreOffice_project/382eef1f22670f7f4118c8c2dd222ec7ad009daf</meta:generator>
  </office:meta>
</office:document-meta>
</file>